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dash" draw:stroke-dash="My_20_dashed_20_2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2" style:family="paragraph">
      <style:text-properties fo:font-family="Courier" style:font-family-generic="modern" style:font-pitch="fixed" fo:font-size="10pt" fo:font-style="italic"/>
    </style:style>
    <style:style style:name="P3" style:family="paragraph">
      <style:text-properties fo:font-family="Courier" style:font-family-generic="modern" style:font-pitch="fixed" fo:font-size="10pt"/>
    </style:style>
    <style:style style:name="P4" style:family="paragraph">
      <style:paragraph-properties fo:margin-left="0cm" fo:margin-right="0cm" fo:text-indent="0cm"/>
      <style:text-properties fo:color="#800000" fo:font-family="Courier" style:font-family-generic="modern" style:font-pitch="fixed" fo:font-size="10pt" style:text-underline-style="none"/>
    </style:style>
    <style:style style:name="P5" style:family="paragraph">
      <style:paragraph-properties fo:margin-left="0cm" fo:margin-right="0cm" fo:text-indent="0cm"/>
      <style:text-properties fo:color="#800000" fo:font-family="Courier" style:font-family-generic="modern" style:font-pitch="fixed" fo:font-size="10pt" style:text-underline-style="none" fo:font-weight="bold"/>
    </style:style>
    <style:style style:name="P6" style:family="paragraph">
      <style:paragraph-properties fo:margin-left="0cm" fo:margin-right="0cm" fo:text-indent="0cm"/>
      <style:text-properties fo:font-family="Courier" style:font-family-generic="modern" style:font-pitch="fixed" fo:font-size="10pt" style:text-underline-style="none"/>
    </style:style>
    <style:style style:name="P7" style:family="paragraph">
      <style:text-properties fo:font-family="Courier" style:font-family-generic="modern" style:font-pitch="fixed" fo:font-size="10pt" style:text-underline-style="none" fo:font-weight="bold"/>
    </style:style>
    <style:style style:name="P8" style:family="paragraph">
      <style:text-properties fo:font-family="Courier" style:font-family-generic="modern" style:font-pitch="fixed" fo:font-size="10pt" style:text-underline-style="solid" style:text-underline-width="auto" style:text-underline-color="font-color" fo:font-weight="bold"/>
    </style:style>
    <style:style style:name="P9" style:family="paragraph">
      <style:paragraph-properties fo:text-align="center"/>
      <style:text-properties fo:font-family="Courier" style:font-family-generic="modern" style:font-pitch="fixed" fo:font-size="10pt"/>
    </style:style>
    <style:style style:name="P10" style:family="paragraph">
      <style:paragraph-properties fo:margin-left="0cm" fo:margin-right="0cm" fo:text-indent="0cm"/>
      <style:text-properties fo:font-family="Courier" style:font-family-generic="modern" style:font-pitch="fixed" fo:font-size="10pt" style:text-underline-style="none" fo:font-weight="normal"/>
    </style:style>
    <style:style style:name="P11" style:family="paragraph">
      <style:text-properties fo:font-family="Courier" style:font-family-generic="modern" style:font-pitch="fixed" fo:font-size="10pt" style:text-underline-style="none" fo:font-weight="normal"/>
    </style:style>
    <style:style style:name="T1" style:family="text">
      <style:text-properties fo:font-style="italic"/>
    </style:style>
    <style:style style:name="T2" style:family="text">
      <style:text-properties style:use-window-font-color="true" style:text-underline-style="none" fo:font-weight="bold"/>
    </style:style>
    <style:style style:name="T3" style:family="text">
      <style:text-properties style:text-underline-style="none" fo:font-weight="bold"/>
    </style:style>
    <style:style style:name="T4" style:family="text">
      <style:text-properties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56cm" svg:height="0.649cm" svg:x="1.524cm" svg:y="4.558cm">
          <draw:text-box>
            <text:p text:style-name="P1"><text:span text:style-name="T1">$HOME</text:span></text:p>
          </draw:text-box>
        </draw:frame>
        <draw:frame draw:style-name="gr1" draw:text-style-name="P3" draw:layer="layout" svg:width="1.56cm" svg:height="0.649cm" svg:x="2.123cm" svg:y="5.08cm">
          <draw:text-box>
            <text:p text:style-name="P1">mumie</text:p>
          </draw:text-box>
        </draw:frame>
        <draw:frame draw:style-name="gr1" draw:text-style-name="P3" draw:layer="layout" svg:width="1.984cm" svg:height="0.649cm" svg:x="2.588cm" svg:y="5.574cm">
          <draw:text-box>
            <text:p text:style-name="P1">checkin</text:p>
          </draw:text-box>
        </draw:frame>
        <draw:frame draw:style-name="gr1" draw:text-style-name="P3" draw:layer="layout" svg:width="1.772cm" svg:height="0.649cm" svg:x="3.054cm" svg:y="6.096cm">
          <draw:text-box>
            <text:p text:style-name="P1">system</text:p>
          </draw:text-box>
        </draw:frame>
        <draw:frame draw:style-name="gr1" draw:text-style-name="P3" draw:layer="layout" svg:width="1.137cm" svg:height="0.649cm" svg:x="3.054cm" svg:y="6.604cm">
          <draw:text-box>
            <text:p text:style-name="P1">org</text:p>
          </draw:text-box>
        </draw:frame>
        <draw:frame draw:style-name="gr1" draw:text-style-name="P3" draw:layer="layout" svg:width="1.984cm" svg:height="0.649cm" svg:x="3.048cm" svg:y="7.098cm">
          <draw:text-box>
            <text:p text:style-name="P1">content</text:p>
          </draw:text-box>
        </draw:frame>
        <draw:frame draw:style-name="gr1" draw:text-style-name="P3" draw:layer="layout" svg:width="2.195cm" svg:height="0.649cm" svg:x="3.556cm" svg:y="7.606cm">
          <draw:text-box>
            <text:p text:style-name="P1">analysis</text:p>
          </draw:text-box>
        </draw:frame>
        <draw:frame draw:style-name="gr1" draw:text-style-name="P5" draw:id="id1" draw:layer="layout" svg:width="2.195cm" svg:height="0.654cm" svg:x="4.155cm" svg:y="8.109cm">
          <draw:text-box>
            <text:p text:style-name="P4"><text:span text:style-name="T2">chapter1</text:span></text:p>
          </draw:text-box>
        </draw:frame>
        <draw:frame draw:style-name="gr1" draw:text-style-name="P7" draw:id="id3" draw:layer="layout" svg:width="2.195cm" svg:height="0.654cm" svg:x="4.155cm" svg:y="8.617cm">
          <draw:text-box>
            <text:p text:style-name="P6"><text:span text:style-name="T3">chapter2</text:span></text:p>
          </draw:text-box>
        </draw:frame>
        <draw:frame draw:style-name="gr1" draw:text-style-name="P8" draw:id="id5" draw:layer="layout" svg:width="2.195cm" svg:height="0.654cm" svg:x="4.155cm" svg:y="9.125cm">
          <draw:text-box>
            <text:p text:style-name="P1"><text:span text:style-name="T3">chapter3</text:span></text:p>
          </draw:text-box>
        </draw:frame>
        <draw:line draw:style-name="gr2" draw:text-style-name="P9" draw:layer="layout" svg:x1="2.032cm" svg:y1="5.08cm" svg:x2="2.038cm" svg:y2="10.531cm">
          <text:p/>
        </draw:line>
        <draw:line draw:style-name="gr2" draw:text-style-name="P9" draw:layer="layout" svg:x1="2.046cm" svg:y1="5.408cm" svg:x2="2.3cm" svg:y2="5.408cm">
          <text:p/>
        </draw:line>
        <draw:polyline draw:style-name="gr3" draw:text-style-name="P9" draw:layer="layout" svg:width="0.254cm" svg:height="0.312cm" svg:x="2.54cm" svg:y="5.588cm" svg:viewBox="0 0 255 313" draw:points="0,0 0,312 254,312">
          <text:p/>
        </draw:polyline>
        <draw:polyline draw:style-name="gr3" draw:text-style-name="P9" draw:layer="layout" svg:width="0.291cm" svg:height="0.304cm" svg:x="3.413cm" svg:y="7.633cm" svg:viewBox="0 0 292 305" draw:points="0,0 0,304 291,304">
          <text:p/>
        </draw:polyline>
        <draw:polyline draw:style-name="gr3" draw:text-style-name="P9" draw:layer="layout" svg:width="0.384cm" svg:height="1.336cm" svg:x="3.942cm" svg:y="8.123cm" svg:viewBox="0 0 385 1337" draw:points="0,0 0,1336 384,1336">
          <text:p/>
        </draw:polyline>
        <draw:polyline draw:style-name="gr3" draw:text-style-name="P9" draw:layer="layout" svg:width="0.384cm" svg:height="0.846cm" svg:x="3.942cm" svg:y="8.123cm" svg:viewBox="0 0 385 847" draw:points="0,0 0,846 384,846">
          <text:p/>
        </draw:polyline>
        <draw:polyline draw:style-name="gr3" draw:text-style-name="P9" draw:layer="layout" svg:width="0.384cm" svg:height="0.317cm" svg:x="3.942cm" svg:y="8.123cm" svg:viewBox="0 0 385 318" draw:points="0,0 0,317 384,317">
          <text:p/>
        </draw:polyline>
        <draw:polyline draw:style-name="gr3" draw:text-style-name="P9" draw:layer="layout" svg:width="0.278cm" svg:height="1.336cm" svg:x="2.963cm" svg:y="6.085cm" svg:viewBox="0 0 279 1337" draw:points="0,0 0,1336 265,1336 278,1336">
          <text:p/>
        </draw:polyline>
        <draw:polyline draw:style-name="gr3" draw:text-style-name="P9" draw:layer="layout" svg:width="0.278cm" svg:height="0.86cm" svg:x="2.963cm" svg:y="6.085cm" svg:viewBox="0 0 279 861" draw:points="0,0 0,860 265,860 278,860">
          <text:p/>
        </draw:polyline>
        <draw:polyline draw:style-name="gr3" draw:text-style-name="P9" draw:layer="layout" svg:width="0.278cm" svg:height="0.344cm" svg:x="2.963cm" svg:y="6.085cm" svg:viewBox="0 0 279 345" draw:points="0,0 0,344 265,344 278,344">
          <text:p/>
        </draw:polyline>
        <draw:frame draw:style-name="gr1" draw:text-style-name="P3" draw:layer="layout" svg:width="2.195cm" svg:height="0.649cm" svg:x="2.157cm" svg:y="10.187cm">
          <draw:text-box>
            <text:p text:style-name="P1">projects</text:p>
          </draw:text-box>
        </draw:frame>
        <draw:line draw:style-name="gr2" draw:text-style-name="P9" draw:layer="layout" svg:x1="2.342cm" svg:y1="10.531cm" svg:x2="2.038cm" svg:y2="10.531cm">
          <text:p/>
        </draw:line>
        <draw:frame draw:style-name="gr1" draw:text-style-name="P3" draw:layer="layout" svg:width="3.889cm" svg:height="0.649cm" svg:x="2.567cm" svg:y="10.678cm">
          <draw:text-box>
            <text:p text:style-name="P1">analysis_content</text:p>
          </draw:text-box>
        </draw:frame>
        <draw:frame draw:style-name="gr1" draw:text-style-name="P3" draw:layer="layout" svg:width="1.984cm" svg:height="0.649cm" svg:x="3.064cm" svg:y="11.198cm">
          <draw:text-box>
            <text:p text:style-name="P1">checkin</text:p>
          </draw:text-box>
        </draw:frame>
        <draw:frame draw:style-name="gr1" draw:text-style-name="P3" draw:layer="layout" svg:width="1.984cm" svg:height="0.649cm" svg:x="3.511cm" svg:y="11.663cm">
          <draw:text-box>
            <text:p text:style-name="P1">content</text:p>
          </draw:text-box>
        </draw:frame>
        <draw:frame draw:style-name="gr1" draw:text-style-name="P3" draw:layer="layout" svg:width="2.195cm" svg:height="0.649cm" svg:x="4.019cm" svg:y="12.171cm">
          <draw:text-box>
            <text:p text:style-name="P1">analysis</text:p>
          </draw:text-box>
        </draw:frame>
        <draw:frame draw:style-name="gr1" draw:text-style-name="P11" draw:id="id2" draw:layer="layout" svg:width="2.195cm" svg:height="0.649cm" svg:x="4.618cm" svg:y="12.674cm">
          <draw:text-box>
            <text:p text:style-name="P10"><text:span text:style-name="T4">chapter1</text:span></text:p>
          </draw:text-box>
        </draw:frame>
        <draw:frame draw:style-name="gr1" draw:text-style-name="P11" draw:id="id4" draw:layer="layout" svg:width="2.195cm" svg:height="0.649cm" svg:x="4.618cm" svg:y="13.182cm">
          <draw:text-box>
            <text:p text:style-name="P10"><text:span text:style-name="T4">chapter2</text:span></text:p>
          </draw:text-box>
        </draw:frame>
        <draw:frame draw:style-name="gr1" draw:text-style-name="P11" draw:id="id6" draw:layer="layout" svg:width="2.195cm" svg:height="0.649cm" svg:x="4.618cm" svg:y="13.69cm">
          <draw:text-box>
            <text:p text:style-name="P10"><text:span text:style-name="T4">chapter3</text:span></text:p>
          </draw:text-box>
        </draw:frame>
        <draw:polyline draw:style-name="gr3" draw:text-style-name="P9" draw:layer="layout" svg:width="0.254cm" svg:height="0.312cm" svg:x="3.016cm" svg:y="11.212cm" svg:viewBox="0 0 255 313" draw:points="0,0 0,312 254,312">
          <text:p/>
        </draw:polyline>
        <draw:polyline draw:style-name="gr3" draw:text-style-name="P9" draw:layer="layout" svg:width="0.291cm" svg:height="0.304cm" svg:x="3.876cm" svg:y="12.198cm" svg:viewBox="0 0 292 305" draw:points="0,0 0,304 291,304">
          <text:p/>
        </draw:polyline>
        <draw:polyline draw:style-name="gr3" draw:text-style-name="P9" draw:layer="layout" svg:width="0.384cm" svg:height="1.336cm" svg:x="4.405cm" svg:y="12.688cm" svg:viewBox="0 0 385 1337" draw:points="0,0 0,1336 384,1336">
          <text:p/>
        </draw:polyline>
        <draw:polyline draw:style-name="gr3" draw:text-style-name="P9" draw:layer="layout" svg:width="0.384cm" svg:height="0.846cm" svg:x="4.405cm" svg:y="12.688cm" svg:viewBox="0 0 385 847" draw:points="0,0 0,846 384,846">
          <text:p/>
        </draw:polyline>
        <draw:polyline draw:style-name="gr3" draw:text-style-name="P9" draw:layer="layout" svg:width="0.384cm" svg:height="0.317cm" svg:x="4.405cm" svg:y="12.688cm" svg:viewBox="0 0 385 318" draw:points="0,0 0,317 384,317">
          <text:p/>
        </draw:polyline>
        <draw:polyline draw:style-name="gr3" draw:text-style-name="P9" draw:layer="layout" svg:width="0.278cm" svg:height="0.277cm" svg:x="3.439cm" svg:y="11.709cm" svg:viewBox="0 0 279 278" draw:points="0,0 0,277 265,277 278,277">
          <text:p/>
        </draw:polyline>
        <draw:polyline draw:style-name="gr3" draw:text-style-name="P9" draw:layer="layout" svg:width="0.211cm" svg:height="0.317cm" svg:x="2.554cm" svg:y="10.703cm" svg:viewBox="0 0 212 318" draw:points="0,0 0,317 145,317 211,317">
          <text:p/>
        </draw:polyline>
        <draw:connector draw:style-name="gr4" draw:text-style-name="P9" draw:layer="layout" svg:x1="6.35cm" svg:y1="8.436cm" svg:x2="6.813cm" svg:y2="12.998cm" draw:start-shape="id1" draw:start-glue-point="1" draw:end-shape="id2" draw:end-glue-point="1">
          <text:p/>
        </draw:connector>
        <draw:connector draw:style-name="gr4" draw:text-style-name="P9" draw:layer="layout" draw:line-skew="0.307cm" svg:x1="6.35cm" svg:y1="8.944cm" svg:x2="6.813cm" svg:y2="13.506cm" draw:start-shape="id3" draw:start-glue-point="1" draw:end-shape="id4" draw:end-glue-point="1">
          <text:p/>
        </draw:connector>
        <draw:connector draw:style-name="gr4" draw:text-style-name="P9" draw:layer="layout" draw:line-skew="0.585cm" svg:x1="6.35cm" svg:y1="9.452cm" svg:x2="6.813cm" svg:y2="14.014cm" draw:start-shape="id5" draw:start-glue-point="1" draw:end-shape="id6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My_20_dashed_20_2" draw:display-name="My dashed 2" draw:style="rect" draw:dots1="1" draw:dots1-length="0.127cm" draw:distance="0.07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3-13T16:45:01</meta:creation-date>
    <dc:date>2008-03-13T17:25:08</dc:date>
    <dc:language>en-US</dc:language>
    <meta:editing-cycles>5</meta:editing-cycles>
    <meta:editing-duration>PT24M46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